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ac69d" style:text-blinking="false" fo:background-color="transparent"/>
    </style:style>
    <style:style style:name="P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c661a" style:text-blinking="false" fo:background-color="transparent"/>
    </style:style>
    <style:style style:name="P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e8fd4" style:text-blinking="false" fo:background-color="transparent"/>
    </style:style>
    <style:style style:name="P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cd754" style:text-blinking="false" fo:background-color="transparent" style:font-style-asian="normal" style:font-style-complex="normal"/>
    </style:style>
    <style:style style:name="P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e8fd4" style:text-blinking="false" fo:background-color="transparent" style:font-style-asian="normal" style:font-style-complex="normal"/>
    </style:style>
    <style:style style:name="P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200fea" style:text-blinking="false" fo:background-color="transparent" style:font-style-asian="normal" style:font-style-complex="normal"/>
    </style:style>
    <style:style style:name="P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21e2ee" style:text-blinking="false" fo:background-color="transparent" style:font-style-asian="normal" style:font-style-complex="normal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9b89b" style:text-blinking="false" fo:background-color="transparent" style:font-weight-asian="bold" style:font-weight-complex="bold"/>
    </style:style>
    <style:style style:name="P1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9b89b" style:text-blinking="false" fo:background-color="transparent" style:font-weight-asian="bold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ac69d" style:text-blinking="false" fo:background-color="transparent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c661a" style:text-blinking="false" fo:background-color="transparent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e8fd4" style:text-blinking="false" fo:background-color="transparent" style:font-weight-asian="bold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00fea" style:text-blinking="false" fo:background-color="transparent" style:font-weight-asian="bold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1e2ee" style:text-blinking="false" fo:background-color="transparent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1e892" style:text-blinking="false" fo:background-color="transparent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78025" style:text-blinking="false" fo:background-color="transparent" style:font-weight-asian="bold" style:font-weight-complex="bold"/>
    </style:style>
    <style:style style:name="P1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19b89b" style:text-blinking="false" fo:background-color="transparent" style:font-weight-asian="bold" style:font-weight-complex="bold"/>
    </style:style>
    <style:style style:name="P20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1ac69d" style:text-blinking="false" fo:background-color="transparent" style:font-weight-asian="bold" style:font-weight-complex="bold"/>
    </style:style>
    <style:style style:name="P2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1c661a" style:text-blinking="false" fo:background-color="transparent" style:font-weight-asian="bold" style:font-weight-complex="bold"/>
    </style:style>
    <style:style style:name="P2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1e8fd4" style:text-blinking="false" fo:background-color="transparent" style:font-weight-asian="bold" style:font-weight-complex="bold"/>
    </style:style>
    <style:style style:name="P2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21e892" style:text-blinking="false" fo:background-color="transparent" style:font-weight-asian="bold" style:font-weight-complex="bold"/>
    </style:style>
    <style:style style:name="P2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225b85" style:text-blinking="false" fo:background-color="transparent" style:font-weight-asian="bold" style:font-weight-complex="bold"/>
    </style:style>
    <style:style style:name="P2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ac69d" officeooo:paragraph-rsid="001e8fd4" style:text-blinking="false" fo:background-color="transparent" style:font-weight-asian="bold" style:font-weight-complex="bold"/>
    </style:style>
    <style:style style:name="P2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1e8fd4" style:text-blinking="false" fo:background-color="transparent" style:font-style-asian="normal" style:font-weight-asian="bold" style:font-style-complex="normal" style:font-weight-complex="bold"/>
    </style:style>
    <style:style style:name="P2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200fea" style:text-blinking="false" fo:background-color="transparent" style:font-style-asian="normal" style:font-weight-asian="bold" style:font-style-complex="normal" style:font-weight-complex="bold"/>
    </style:style>
    <style:style style:name="P2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21e2ee" style:text-blinking="false" fo:background-color="transparent" style:font-style-asian="normal" style:font-weight-asian="bold" style:font-style-complex="normal" style:font-weight-complex="bold"/>
    </style:style>
    <style:style style:name="P2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21e892" style:text-blinking="false" fo:background-color="transparent" style:font-style-asian="normal" style:font-weight-asian="bold" style:font-style-complex="normal" style:font-weight-complex="bold"/>
    </style:style>
    <style:style style:name="P30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b89b" officeooo:paragraph-rsid="00225b85" style:text-blinking="false" fo:background-color="transparent" style:font-style-asian="normal" style:font-weight-asian="bold" style:font-style-complex="normal" style:font-weight-complex="bold"/>
    </style:style>
    <style:style style:name="P3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ac69d" officeooo:paragraph-rsid="0021e2ee" style:text-blinking="false" fo:background-color="transparent" style:font-style-asian="normal" style:font-weight-asian="bold" style:font-style-complex="normal" style:font-weight-complex="bold"/>
    </style:style>
    <style:style style:name="P3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ac69d" officeooo:paragraph-rsid="0021e892" style:text-blinking="false" fo:background-color="transparent" style:font-style-asian="normal" style:font-weight-asian="bold" style:font-style-complex="normal" style:font-weight-complex="bold"/>
    </style:style>
    <style:style style:name="P3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1e2ee" officeooo:paragraph-rsid="0021e2ee" style:text-blinking="false" fo:background-color="transparent" style:font-style-asian="normal" style:font-style-complex="normal"/>
    </style:style>
    <style:style style:name="P3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1e2ee" officeooo:paragraph-rsid="0021e892" style:text-blinking="false" fo:background-color="transparent" style:font-style-asian="normal" style:font-style-complex="normal"/>
    </style:style>
    <style:style style:name="P3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1e892" officeooo:paragraph-rsid="0021e892" style:text-blinking="false" fo:background-color="transparent" style:font-style-asian="normal" style:font-style-complex="normal"/>
    </style:style>
    <style:style style:name="P3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1e892" officeooo:paragraph-rsid="00225b85" style:text-blinking="false" fo:background-color="transparent" style:font-style-asian="normal" style:font-style-complex="normal"/>
    </style:style>
    <style:style style:name="P3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1ac69d" officeooo:paragraph-rsid="001c661a" style:text-blinking="false" fo:background-color="transparent" style:font-weight-asian="bold" style:font-weight-complex="bold"/>
    </style:style>
    <style:style style:name="P3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21e2ee" officeooo:paragraph-rsid="0021e2ee" style:text-blinking="false" fo:background-color="transparent" style:font-style-asian="normal" style:font-weight-asian="bold" style:font-style-complex="normal" style:font-weight-complex="bold"/>
    </style:style>
    <style:style style:name="P3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21e2ee" officeooo:paragraph-rsid="0021e892" style:text-blinking="false" fo:background-color="transparent" style:font-style-asian="normal" style:font-weight-asian="bold" style:font-style-complex="normal" style:font-weight-complex="bold"/>
    </style:style>
    <style:style style:name="P40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21e892" officeooo:paragraph-rsid="0021e892" style:text-blinking="false" fo:background-color="transparent" style:font-style-asian="normal" style:font-weight-asian="bold" style:font-style-complex="normal" style:font-weight-complex="bold"/>
    </style:style>
    <style:style style:name="P4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21e892" officeooo:paragraph-rsid="00225b85" style:text-blinking="false" fo:background-color="transparent" style:font-style-asian="normal" style:font-weight-asian="bold" style:font-style-complex="normal" style:font-weight-complex="bold"/>
    </style:style>
    <style:style style:name="P42" style:family="paragraph" style:parent-style-name="Text_20_body">
      <style:text-properties fo:font-weight="bold" officeooo:paragraph-rsid="00278025" style:font-weight-asian="bold" style:font-weight-complex="bold"/>
    </style:style>
    <style:style style:name="P43" style:family="paragraph" style:parent-style-name="Text_20_body">
      <style:text-properties officeooo:paragraph-rsid="00278025"/>
    </style:style>
    <style:style style:name="P44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78025" style:text-blinking="false" fo:background-color="transparent"/>
    </style:style>
    <style:style style:name="P46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7af4f" style:text-blinking="false" fo:background-color="transparent"/>
    </style:style>
    <style:style style:name="P48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b89b" style:text-blinking="false" fo:background-color="transparent"/>
    </style:style>
    <style:style style:name="P4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0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b89b" style:text-blinking="false" fo:background-color="transparent"/>
    </style:style>
    <style:style style:name="P5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c661a" style:text-blinking="false" fo:background-color="transparent"/>
    </style:style>
    <style:style style:name="P5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ac69d" style:text-blinking="false" fo:background-color="transparent"/>
    </style:style>
    <style:style style:name="P53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4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ac69d" style:text-blinking="false" fo:background-color="transparent"/>
    </style:style>
    <style:style style:name="P55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8fd4" style:text-blinking="false" fo:background-color="transparent"/>
    </style:style>
    <style:style style:name="P5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0fea" style:text-blinking="false" fo:background-color="transparent"/>
    </style:style>
    <style:style style:name="P57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e2ee" style:text-blinking="false" fo:background-color="transparent"/>
    </style:style>
    <style:style style:name="P58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ac69d" style:text-blinking="false" fo:background-color="transparent"/>
    </style:style>
    <style:style style:name="P59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c661a" style:text-blinking="false" fo:background-color="transparent"/>
    </style:style>
    <style:style style:name="P60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8fd4" style:text-blinking="false" fo:background-color="transparent"/>
    </style:style>
    <style:style style:name="P61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8fd4" style:text-blinking="false" fo:background-color="transparent"/>
    </style:style>
    <style:style style:name="P62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e892" style:text-blinking="false" fo:background-color="transparent"/>
    </style:style>
    <style:style style:name="P63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8fd4" style:text-blinking="false" fo:background-color="transparent"/>
    </style:style>
    <style:style style:name="P64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8fd4" style:text-blinking="false" fo:background-color="transparent"/>
    </style:style>
    <style:style style:name="P65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25b85" style:text-blinking="false" fo:background-color="transparent"/>
    </style:style>
    <style:style style:name="P66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e892" style:text-blinking="false" fo:background-color="transparent"/>
    </style:style>
    <style:style style:name="P67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e892" style:text-blinking="false" fo:background-color="transparent"/>
    </style:style>
    <style:style style:name="P68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25b85" style:text-blinking="false" fo:background-color="transparent"/>
    </style:style>
    <style:style style:name="P69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9b89b" style:text-blinking="false" fo:background-color="transparent"/>
    </style:style>
    <style:style style:name="P70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c661a" style:text-blinking="false" fo:background-color="transparent"/>
    </style:style>
    <style:style style:name="P7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1e8fd4" style:text-blinking="false" fo:background-color="transparent"/>
    </style:style>
    <style:style style:name="P72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officeooo:paragraph-rsid="0021e892" style:text-blinking="false" fo:background-color="transparent"/>
    </style:style>
    <style:style style:name="P73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c69d" officeooo:paragraph-rsid="001ac69d" style:text-blinking="false" fo:background-color="transparent"/>
    </style:style>
    <style:style style:name="P74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c69d" officeooo:paragraph-rsid="001e8fd4" style:text-blinking="false" fo:background-color="transparent"/>
    </style:style>
    <style:style style:name="P75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c69d" officeooo:paragraph-rsid="0021e2ee" style:text-blinking="false" fo:background-color="transparent"/>
    </style:style>
    <style:style style:name="P7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78025" style:text-blinking="false"/>
    </style:style>
    <style:style style:name="P77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78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ac69d" style:text-blinking="false"/>
    </style:style>
    <style:style style:name="P79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1ac69d" officeooo:paragraph-rsid="001ac69d" style:text-blinking="false" fo:background-color="transparent"/>
    </style:style>
    <style:style style:name="P80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1e8fd4" officeooo:paragraph-rsid="001e8fd4" style:text-blinking="false" fo:background-color="transparent"/>
    </style:style>
    <style:style style:name="P81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ce181e" style:text-line-through-style="none" style:text-line-through-type="none" style:font-name="Arial" fo:font-size="11pt" fo:font-style="normal" style:text-underline-style="none" fo:font-weight="normal" officeooo:rsid="001ac69d" officeooo:paragraph-rsid="001c661a" style:text-blinking="false" fo:background-color="transparent"/>
    </style:style>
    <style:style style:name="P82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officeooo:paragraph-rsid="0019b89b"/>
    </style:style>
    <style:style style:name="P83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officeooo:paragraph-rsid="001ac69d"/>
    </style:style>
    <style:style style:name="P84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officeooo:paragraph-rsid="001c661a"/>
    </style:style>
    <style:style style:name="P85" style:family="paragraph" style:parent-style-name="Text_20_body" style:list-style-name="L9">
      <style:paragraph-properties fo:margin-top="0cm" fo:margin-bottom="0cm" loext:contextual-spacing="false" fo:line-height="138%" style:writing-mode="lr-tb"/>
      <style:text-properties officeooo:paragraph-rsid="001e8fd4"/>
    </style:style>
    <style:style style:name="P86" style:family="paragraph" style:parent-style-name="Text_20_body" style:list-style-name="L9">
      <style:paragraph-properties fo:margin-top="0cm" fo:margin-bottom="0cm" loext:contextual-spacing="false" fo:line-height="138%" style:writing-mode="lr-tb"/>
      <style:text-properties officeooo:paragraph-rsid="0021e892"/>
    </style:style>
    <style:style style:name="P87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officeooo:paragraph-rsid="001e8fd4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78025" fo:background-color="transparent" loext:char-shading-value="0"/>
    </style:style>
    <style:style style:name="T3" style:family="text">
      <style:text-properties officeooo:rsid="001ac69d" fo:background-color="transparent" loext:char-shading-value="0"/>
    </style:style>
    <style:style style:name="T4" style:family="text">
      <style:text-properties fo:font-size="6.59999990463257pt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b89b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c69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661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8fd4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0fea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e892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1e2ee" style:text-blinking="false" fo:background-color="transparent" loext:char-shading-value="0" style:font-style-asian="normal" style:font-style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1e892" style:text-blinking="false" fo:background-color="transparent" loext:char-shading-value="0" style:font-style-asian="normal" style:font-style-complex="normal"/>
    </style:style>
    <style:style style:name="T14" style:family="text">
      <style:text-properties fo:font-variant="normal" fo:text-transform="none" fo:color="#ce181e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ce181e" style:text-line-through-style="none" style:text-line-through-type="none" style:font-name="Arial" fo:font-size="11pt" fo:font-style="normal" style:text-underline-style="none" fo:font-weight="normal" officeooo:rsid="00200fea" style:text-blinking="false" fo:background-color="transparent" loext:char-shading-value="0"/>
    </style:style>
    <style:style style:name="T16" style:family="text">
      <style:text-properties fo:font-variant="normal" fo:text-transform="none" fo:color="#ce181e" style:text-line-through-style="none" style:text-line-through-type="none" style:font-name="Arial" fo:font-size="11pt" fo:font-style="normal" style:text-underline-style="none" fo:font-weight="normal" officeooo:rsid="002deb37" style:text-blinking="false" fo:background-color="transparent" loext:char-shading-value="0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Arial" fo:font-size="11pt" fo:font-style="normal" style:text-underline-style="none" fo:font-weight="normal" officeooo:rsid="002deb37" style:text-blinking="false" fo:background-color="transparent" loext:char-shading-value="0"/>
    </style:style>
    <style:style style:name="T18" style:family="text">
      <style:text-properties officeooo:rsid="0019b89b"/>
    </style:style>
    <style:style style:name="T19" style:family="text">
      <style:text-properties officeooo:rsid="001ac69d"/>
    </style:style>
    <style:style style:name="T20" style:family="text">
      <style:text-properties style:text-position="sub 58%"/>
    </style:style>
    <style:style style:name="T21" style:family="text">
      <style:text-properties style:text-position="0% 100%"/>
    </style:style>
    <style:style style:name="T22" style:family="text">
      <style:text-properties style:text-position="0% 100%" fo:font-style="italic" style:font-style-asian="italic" style:font-style-complex="italic"/>
    </style:style>
    <style:style style:name="T23" style:family="text">
      <style:text-properties style:text-position="0% 100%" officeooo:rsid="001e8fd4"/>
    </style:style>
    <style:style style:name="T24" style:family="text">
      <style:text-properties style:text-position="0% 100%" officeooo:rsid="0021e2ee"/>
    </style:style>
    <style:style style:name="T25" style:family="text">
      <style:text-properties style:text-position="0% 100%" officeooo:rsid="0021e2ee" style:font-style-asian="normal" style:font-style-complex="normal"/>
    </style:style>
    <style:style style:name="T26" style:family="text">
      <style:text-properties style:text-position="0% 100%" officeooo:rsid="0021e892" style:font-style-asian="normal" style:font-style-complex="normal"/>
    </style:style>
    <style:style style:name="T27" style:family="text">
      <style:text-properties style:text-position="0% 100%" officeooo:rsid="0021e892"/>
    </style:style>
    <style:style style:name="T28" style:family="text">
      <style:text-properties fo:font-style="italic" officeooo:rsid="001ac69d" style:font-style-asian="italic" style:font-style-complex="italic"/>
    </style:style>
    <style:style style:name="T29" style:family="text">
      <style:text-properties fo:font-style="italic" fo:background-color="transparent" loext:char-shading-value="0" style:font-style-asian="italic" style:font-style-complex="italic"/>
    </style:style>
    <style:style style:name="T30" style:family="text">
      <style:text-properties fo:font-style="italic" officeooo:rsid="001ac69d" fo:background-color="transparent" loext:char-shading-value="0" style:font-style-asian="italic" style:font-style-complex="italic"/>
    </style:style>
    <style:style style:name="T31" style:family="text">
      <style:text-properties officeooo:rsid="001c661a"/>
    </style:style>
    <style:style style:name="T32" style:family="text">
      <style:text-properties officeooo:rsid="001ac69d" style:font-style-asian="normal" style:font-style-complex="normal"/>
    </style:style>
    <style:style style:name="T33" style:family="text">
      <style:text-properties officeooo:rsid="001e8fd4"/>
    </style:style>
    <style:style style:name="T34" style:family="text">
      <style:text-properties officeooo:rsid="00200fea"/>
    </style:style>
    <style:style style:name="T35" style:family="text">
      <style:text-properties officeooo:rsid="0021e2ee"/>
    </style:style>
    <style:style style:name="T36" style:family="text">
      <style:text-properties officeooo:rsid="0021e892"/>
    </style:style>
    <style:style style:name="T37" style:family="text">
      <style:text-properties officeooo:rsid="00225b85"/>
    </style:style>
    <style:style style:name="T38" style:family="text">
      <style:text-properties officeooo:rsid="0027af4f"/>
    </style:style>
    <style:style style:name="T39" style:family="text">
      <style:text-properties fo:font-weight="normal" officeooo:rsid="0021e2ee" style:font-weight-asian="normal" style:font-weight-complex="normal"/>
    </style:style>
    <style:style style:name="T40" style:family="text">
      <style:text-properties fo:font-weight="normal" officeooo:rsid="0029b4fe" style:font-weight-asian="normal" style:font-weight-complex="normal"/>
    </style:style>
    <style:style style:name="T41" style:family="text">
      <style:text-properties officeooo:rsid="002b4a33"/>
    </style:style>
    <style:style style:name="T42" style:family="text">
      <style:text-properties fo:color="#ce181e"/>
    </style:style>
    <style:style style:name="T43" style:family="text">
      <style:text-properties fo:color="#ce181e" officeooo:rsid="00200fea"/>
    </style:style>
    <style:style style:name="T44" style:family="text">
      <style:text-properties fo:color="#ce181e" officeooo:rsid="002deb37"/>
    </style:style>
    <style:style style:name="T45" style:family="text">
      <style:text-properties fo:color="#ce181e" fo:font-weight="bold" officeooo:rsid="002deb37" style:font-weight-asian="bold" style:font-weight-complex="bold"/>
    </style:style>
    <style:style style:name="T46" style:family="text">
      <style:text-properties fo:color="#ce181e" officeooo:rsid="002deb37" style:font-weight-asian="normal" style:font-weight-complex="normal"/>
    </style:style>
    <style:style style:name="T47" style:family="text">
      <style:text-properties style:use-window-font-color="true" officeooo:rsid="002deb37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docs-internal-guid-4e424c15-7fff-4b97-5482-9a5d18544d6a"/>Transacción A<text:span text:style-name="T33">l</text:span>ta en la entidad Productos</text:p>
      <text:p text:style-name="P9">Inicio-ts</text:p>
      <text:list xml:id="list1565909297" text:style-name="L1">
        <text:list-item>
          <text:p text:style-name="P44">Ingresar los valores para los atributos de Productos.</text:p>
        </text:list-item>
        <text:list-item>
          <text:p text:style-name="P44">Grabar nupla en Productos</text:p>
        </text:list-item>
      </text:list>
      <text:p text:style-name="P9">fin-ts</text:p>
      <text:p text:style-name="P42"/>
      <text:p text:style-name="P18">Transacción Alta en la entidad PlantasMed</text:p>
      <text:p text:style-name="P18">Inicio-ts</text:p>
      <text:list xml:id="list8646895" text:style-name="L2">
        <text:list-item>
          <text:p text:style-name="P45">Ingresar los valores para los atributos de PlantasMed.</text:p>
        </text:list-item>
        <text:list-item>
          <text:p text:style-name="P45">Grabar nupla en PlantasMed.</text:p>
        </text:list-item>
        <text:list-item>
          <text:p text:style-name="P76"><text:span text:style-name="T1">Por cada relación R</text:span><text:span text:style-name="T4">i</text:span><text:span text:style-name="T1"> saliente /*</text:span><text:span text:style-name="T2">Total*/</text:span></text:p>
          <text:list>
            <text:list-item>
              <text:p text:style-name="P45">Generar la nupla correspondiente en Isa1</text:p>
            </text:list-item>
          </text:list>
        </text:list-item>
      </text:list>
      <text:p text:style-name="P18">fin-ts</text:p>
      <text:p text:style-name="P43"/>
      <text:p text:style-name="P9">Generar la nupla correspondiente en Isa1</text:p>
      <text:p text:style-name="P9">Inicio- ts</text:p>
      <text:p text:style-name="P1">Isa1 es <text:span text:style-name="T38">saliente</text:span> entonces p<text:span text:style-name="T38">m</text:span> es el <text:span text:style-name="T38">primer</text:span> componente de la nupla</text:p>
      <text:list xml:id="list3937463366" text:style-name="L3">
        <text:list-item>
          <text:p text:style-name="P46">Seleccionar el elemento p de la entidad P<text:span text:style-name="T38">roductos</text:span> según Isa1 <text:span text:style-name="T38">saliente</text:span></text:p>
        </text:list-item>
        <text:list-item>
          <text:p text:style-name="P47">Grabar la nupla generada (<text:span text:style-name="T38">pm</text:span>, p) en Isa1.</text:p>
        </text:list-item>
      </text:list>
      <text:p text:style-name="P9">fin-ts</text:p>
      <text:p text:style-name="Text_20_body"/>
      <text:p text:style-name="P9">Seleccionar el elemento <text:span text:style-name="T38">p</text:span> de la entidad P<text:span text:style-name="T38">roductos</text:span> según Isa1 <text:span text:style-name="T38">saliente</text:span>.</text:p>
      <text:p text:style-name="P9">inicio-ts</text:p>
      <text:list xml:id="list3237559879" text:style-name="L4">
        <text:list-item>
          <text:p text:style-name="P49">Buscar <text:span text:style-name="T38">p</text:span> en <text:span text:style-name="T38">Productos</text:span></text:p>
        </text:list-item>
        <text:list-item>
          <text:p text:style-name="P49">Si p no existe Alta en la entidad <text:span text:style-name="T38">Productos</text:span> </text:p>
        </text:list-item>
        <text:list-item>
          <text:p text:style-name="P49">sino /*p existe*/</text:p>
          <text:list>
            <text:list-item>
              <text:p text:style-name="P49">(1:1) Verificar que p no esta vinculado con ningún elemento de <text:span text:style-name="T37">PlantasMed</text:span></text:p>
              <text:list>
                <text:list-item>
                  <text:p text:style-name="P49">Si: falla; No: Ok.</text:p>
                </text:list-item>
              </text:list>
            </text:list-item>
          </text:list>
        </text:list-item>
        <text:list-item>
          <text:p text:style-name="P49">Retornar p</text:p>
        </text:list-item>
      </text:list>
      <text:p text:style-name="P9">fin-ts</text:p>
      <text:p text:style-name="Text_20_body"/>
      <text:p text:style-name="P9">Transacción Alta en la entidad RegistroPerdidas</text:p>
      <text:p text:style-name="P9">Inicio-ts</text:p>
      <text:list xml:id="list3041323339" text:style-name="L5">
        <text:list-item>
          <text:p text:style-name="P53">Ingresar los valores para los atributos de RegistroPerdidas.</text:p>
        </text:list-item>
        <text:list-item>
          <text:p text:style-name="P53">Grabar nupla en <text:span text:style-name="T18">RegistroPerdidas</text:span>.</text:p>
        </text:list-item>
        <text:list-item>
          <text:p text:style-name="P77"><text:span text:style-name="T1">Por cada relación R</text:span><text:span text:style-name="T4">i</text:span><text:span text:style-name="T1"> saliente</text:span></text:p>
          <text:list>
            <text:list-item>
              <text:p text:style-name="P53">Generar la nupla correspondiente en <text:span text:style-name="T18">Posee</text:span></text:p>
            </text:list-item>
          </text:list>
        </text:list-item>
      </text:list>
      <text:p text:style-name="P9">fin-ts</text:p>
      <text:p text:style-name="P9"/>
      <text:p text:style-name="P11">Generar la nupla correspondiente en <text:span text:style-name="T18">Posee</text:span></text:p>
      <text:p text:style-name="P10"><text:soft-page-break/>Inicio- ts</text:p>
      <text:list xml:id="list2147928895" text:style-name="L6">
        <text:list-item>
          <text:p text:style-name="P82"><text:span text:style-name="T6">Posee</text:span><text:span text:style-name="T5"> es </text:span><text:span text:style-name="T6">saliente</text:span><text:span text:style-name="T5"> entonces </text:span><text:span text:style-name="T6">rp</text:span><text:span text:style-name="T5"> es el </text:span><text:span text:style-name="T6">primer</text:span><text:span text:style-name="T5"> componente de la nupla</text:span></text:p>
        </text:list-item>
      </text:list>
      <text:list xml:id="list94354087475696" text:continue-list="list3937463366" text:style-name="L3">
        <text:list-item>
          <text:p text:style-name="P48">Seleccionar el elemento <text:span text:style-name="T18">p</text:span> de la entidad <text:span text:style-name="T18">Productos</text:span> según <text:span text:style-name="T18">Posee</text:span> <text:span text:style-name="T18">saliente</text:span>.</text:p>
        </text:list-item>
        <text:list-item>
          <text:p text:style-name="P69">Posee tiene dos atributos (CantidadProducto y PrecioPerdida) y se lo agrega a la nupla</text:p>
        </text:list-item>
        <text:list-item>
          <text:p text:style-name="P48">Grabar la nupla generada (<text:span text:style-name="T18">rp</text:span>, p) en <text:span text:style-name="T18">Posee</text:span>.</text:p>
        </text:list-item>
      </text:list>
      <text:p text:style-name="P10">Fin-ts</text:p>
      <text:p text:style-name="P10"/>
      <text:p text:style-name="P19">Seleccionar el elemento p de la entidad Productos según Posee saliente</text:p>
      <text:p text:style-name="P19">Inicio-ts</text:p>
      <text:list xml:id="list94355501556365" text:continue-list="list3237559879" text:style-name="L4">
        <text:list-item>
          <text:p text:style-name="P50">Buscar <text:span text:style-name="T18">p</text:span> en P<text:span text:style-name="T18">roductos</text:span></text:p>
        </text:list-item>
        <text:list-item>
          <text:p text:style-name="P50">Si p no existe <text:span text:style-name="T41">falla</text:span></text:p>
        </text:list-item>
        <text:list-item>
          <text:p text:style-name="P50">sino /*p existe*/</text:p>
          <text:list>
            <text:list-item>
              <text:p text:style-name="P50">(<text:span text:style-name="T19">n</text:span>:<text:span text:style-name="T19">m</text:span>) <text:span text:style-name="T19">p puede estar vinculado con varios RegistroPerdidas. Por lo tanto no se necesita verificar</text:span></text:p>
            </text:list-item>
          </text:list>
        </text:list-item>
        <text:list-item>
          <text:p text:style-name="P50">Retornar <text:span text:style-name="T19">p</text:span></text:p>
        </text:list-item>
      </text:list>
      <text:p text:style-name="P19">fin-ts</text:p>
      <text:p text:style-name="P19"/>
      <text:p text:style-name="P12">Transacción Alta en la entidad <text:span text:style-name="T19">Ventas</text:span></text:p>
      <text:p text:style-name="P12">Inicio-ts</text:p>
      <text:list xml:id="list94355173917774" text:continue-list="list3041323339" text:style-name="L5">
        <text:list-item>
          <text:p text:style-name="P54">Ingresar los valores para los atributos de <text:span text:style-name="T19">Ventas</text:span>.</text:p>
        </text:list-item>
        <text:list-item>
          <text:p text:style-name="P54">Grabar nupla en <text:span text:style-name="T19">Ventas</text:span>.</text:p>
        </text:list-item>
        <text:list-item>
          <text:p text:style-name="P78"><text:span text:style-name="T1">Por cada relación R</text:span><text:span text:style-name="T4">i</text:span><text:span text:style-name="T1"> saliente /</text:span><text:span text:style-name="T29">*</text:span><text:span text:style-name="T30">Totales*/</text:span></text:p>
          <text:list>
            <text:list-item>
              <text:p text:style-name="P54">Generar la nupla correspondiente en <text:span text:style-name="T19">Se_corresponde</text:span></text:p>
            </text:list-item>
          </text:list>
        </text:list-item>
        <text:list-item>
          <text:p text:style-name="P73">Por cada relacion R<text:span text:style-name="T20">i</text:span><text:span text:style-name="T21"> entrante /</text:span><text:span text:style-name="T22">*Suryectivas*/</text:span></text:p>
          <text:list>
            <text:list-item>
              <text:p text:style-name="P79">Generar la nupla correspondiente en Corresponde</text:p>
            </text:list-item>
          </text:list>
        </text:list-item>
      </text:list>
      <text:p text:style-name="P20">fin-ts</text:p>
      <text:p text:style-name="P2"/>
      <text:p text:style-name="P20">Generar la nupla correspondiente en <text:span text:style-name="T19">Se_corresponde</text:span></text:p>
      <text:p text:style-name="P12">Inicio- ts</text:p>
      <text:list xml:id="list94355278490233" text:continue-list="list2147928895" text:style-name="L6">
        <text:list-item>
          <text:p text:style-name="P83"><text:span text:style-name="T6">Posee</text:span><text:span text:style-name="T5"> es </text:span><text:span text:style-name="T6">saliente</text:span><text:span text:style-name="T5"> entonces </text:span><text:span text:style-name="T7">v</text:span><text:span text:style-name="T5"> es el </text:span><text:span text:style-name="T6">primer</text:span><text:span text:style-name="T5"> componente de la nupla</text:span></text:p>
        </text:list-item>
      </text:list>
      <text:list xml:id="list669255621" text:style-name="L7">
        <text:list-item>
          <text:p text:style-name="P58">Seleccionar el elemento <text:span text:style-name="T19">c</text:span> de la entidad <text:span text:style-name="T19">Clientes</text:span> según <text:span text:style-name="T19">Se_corresponde</text:span> <text:span text:style-name="T18">saliente</text:span>.</text:p>
        </text:list-item>
        <text:list-item>
          <text:p text:style-name="P58">Grabar la nupla generada (<text:span text:style-name="T19">v</text:span>, <text:span text:style-name="T19">c</text:span>) en <text:span text:style-name="T19">Se_corresponde</text:span>.</text:p>
        </text:list-item>
      </text:list>
      <text:p text:style-name="P20">Fin-ts</text:p>
      <text:p text:style-name="P2"/>
      <text:p text:style-name="P37">Generar la nupla correspondiente en Corresponde</text:p>
      <text:p text:style-name="P13">Inicio- ts</text:p>
      <text:list xml:id="list94354676501287" text:continue-list="list94355278490233" text:style-name="L6">
        <text:list-item>
          <text:p text:style-name="P84"><text:span text:style-name="T8">Corresponde</text:span><text:span text:style-name="T5"> es </text:span><text:span text:style-name="T8">entrante</text:span><text:span text:style-name="T5"> entonces </text:span><text:span text:style-name="T8">v</text:span><text:span text:style-name="T5"> es </text:span><text:span text:style-name="T8">la segunda</text:span><text:span text:style-name="T5"> componente de la nupla</text:span></text:p>
        </text:list-item>
      </text:list>
      <text:list xml:id="list1497771263" text:style-name="L8">
        <text:list-item>
          <text:p text:style-name="P59">Seleccionar el elemento <text:span text:style-name="T18">p</text:span> de la entidad <text:span text:style-name="T18">Productos</text:span> según <text:span text:style-name="T31">Corresponde</text:span> <text:span text:style-name="T18">saliente</text:span>.</text:p>
        </text:list-item>
        <text:list-item>
          <text:p text:style-name="P70"><text:span text:style-name="T31">Corresponde</text:span> tiene <text:span text:style-name="T31">tres</text:span> atributos (<text:span text:style-name="T31">Porcentaje, Cantidad</text:span> y Precio<text:span text:style-name="T31">Venta</text:span>) y se lo agrega a la nupla</text:p>
        </text:list-item>
        <text:list-item>
          <text:p text:style-name="P59">Grabar la nupla generada (<text:span text:style-name="T31">p</text:span>, <text:span text:style-name="T31">v</text:span>) en <text:span text:style-name="T31">Corresponde</text:span>.</text:p>
        </text:list-item>
      </text:list>
      <text:p text:style-name="P21"><text:soft-page-break/>Fin-ts</text:p>
      <text:p text:style-name="P2"/>
      <text:p text:style-name="P21">Seleccionar el elemento p de la entidad Productos según <text:span text:style-name="T31">Corresponde</text:span> saliente</text:p>
      <text:p text:style-name="P21">Inicio-ts</text:p>
      <text:list xml:id="list94353651285891" text:continue-list="list94355501556365" text:style-name="L4">
        <text:list-item>
          <text:p text:style-name="P51">Buscar <text:span text:style-name="T18">p</text:span> en P<text:span text:style-name="T18">roductos</text:span></text:p>
        </text:list-item>
        <text:list-item>
          <text:p text:style-name="P51">Si p no existe Alta en la entidad P<text:span text:style-name="T18">roductos</text:span></text:p>
        </text:list-item>
        <text:list-item>
          <text:p text:style-name="P51">sino /*p existe*/</text:p>
          <text:list>
            <text:list-item>
              <text:p text:style-name="P51">(<text:span text:style-name="T19">n</text:span>:<text:span text:style-name="T19">m</text:span>) <text:span text:style-name="T19">p puede estar vinculado con varios Ventas. Por lo tanto no se necesita verificar</text:span></text:p>
            </text:list-item>
          </text:list>
        </text:list-item>
        <text:list-item>
          <text:p text:style-name="P51">Retornar <text:span text:style-name="T19">p</text:span></text:p>
        </text:list-item>
      </text:list>
      <text:p text:style-name="P21">fin-ts</text:p>
      <text:p text:style-name="P3"/>
      <text:p text:style-name="P20">Seleccionar el elemento <text:span text:style-name="T19">c</text:span> de la entidad <text:span text:style-name="T19">Clientes</text:span> según <text:span text:style-name="T19">Se_corresponde</text:span> saliente</text:p>
      <text:p text:style-name="P20">Inicio-ts</text:p>
      <text:list xml:id="list94355310300190" text:continue-numbering="true" text:style-name="L4">
        <text:list-item>
          <text:p text:style-name="P52">Buscar <text:span text:style-name="T19">c</text:span> en <text:span text:style-name="T19">Clientes</text:span></text:p>
        </text:list-item>
        <text:list-item>
          <text:p text:style-name="P52">Si <text:span text:style-name="T19">c</text:span> no existe Alta en la entidad <text:span text:style-name="T19">Clientes </text:span></text:p>
        </text:list-item>
        <text:list-item>
          <text:p text:style-name="P52">sino /*<text:span text:style-name="T19">c</text:span> existe*/</text:p>
          <text:list>
            <text:list-item>
              <text:p text:style-name="P52">(<text:span text:style-name="T19">n</text:span>:<text:span text:style-name="T19">1</text:span>) <text:span text:style-name="T19">c puede estar vinculado con varios Ventas. Por lo tanto no se necesita verificar</text:span></text:p>
            </text:list-item>
          </text:list>
        </text:list-item>
        <text:list-item>
          <text:p text:style-name="P52">Retornar <text:span text:style-name="T19">c</text:span></text:p>
        </text:list-item>
      </text:list>
      <text:p text:style-name="P20">fin-ts</text:p>
      <text:p text:style-name="P2"/>
      <text:p text:style-name="P20">Transacción Alta en la entidad <text:span text:style-name="T19">Clientes</text:span></text:p>
      <text:p text:style-name="P12">Inicio-ts</text:p>
      <text:list xml:id="list94354334708044" text:continue-list="list94355173917774" text:style-name="L5">
        <text:list-item>
          <text:p text:style-name="P54">Ingresar los valores para los atributos de <text:span text:style-name="T19">Clientes</text:span>.</text:p>
        </text:list-item>
        <text:list-item>
          <text:p text:style-name="P78"><text:span text:style-name="T1">Grabar nupla en </text:span><text:span text:style-name="T3">Clientes</text:span><text:span text:style-name="T1">.</text:span></text:p>
        </text:list-item>
      </text:list>
      <text:p text:style-name="P20">fin-ts</text:p>
      <text:p text:style-name="P5"/>
      <text:p text:style-name="P14">Transacción Alta en la entidad <text:span text:style-name="T33">Pedidos</text:span></text:p>
      <text:p text:style-name="P14">Inicio-ts</text:p>
      <text:list xml:id="list94354828669317" text:continue-numbering="true" text:style-name="L5">
        <text:list-item>
          <text:p text:style-name="P55">Ingresar los valores para los atributos de <text:span text:style-name="T33">Pedidos</text:span>.</text:p>
        </text:list-item>
        <text:list-item>
          <text:p text:style-name="P55">Grabar nupla en <text:span text:style-name="T33">Pedidos</text:span></text:p>
        </text:list-item>
        <text:list-item>
          <text:p text:style-name="P74">Por cada relacion R<text:span text:style-name="T20">i</text:span><text:span text:style-name="T21"> entrante /</text:span><text:span text:style-name="T22">*Suryectivas*/</text:span></text:p>
          <text:list>
            <text:list-item>
              <text:p text:style-name="P80">Generar la nupla correspondiente en Pertenece</text:p>
            </text:list-item>
            <text:list-item>
              <text:p text:style-name="P80">Generar la nupla correspondiente en Recibe</text:p>
            </text:list-item>
          </text:list>
        </text:list-item>
      </text:list>
      <text:p text:style-name="P22">fin-ts</text:p>
      <text:p text:style-name="P22"/>
      <text:p text:style-name="P25"><text:span text:style-name="T21">Generar la nupla correspondiente en </text:span><text:span text:style-name="T23">Pertenece</text:span></text:p>
      <text:p text:style-name="P14">Inicio- ts</text:p>
      <text:list xml:id="list60799445" text:style-name="L9">
        <text:list-item>
          <text:p text:style-name="P85"><text:span text:style-name="T9">Pertenece</text:span><text:span text:style-name="T5"> es </text:span><text:span text:style-name="T8">entrante</text:span><text:span text:style-name="T5"> entonces </text:span><text:span text:style-name="T9">pe</text:span><text:span text:style-name="T5"> es </text:span><text:span text:style-name="T8">la segunda</text:span><text:span text:style-name="T5"> componente de la nupla</text:span></text:p>
        </text:list-item>
      </text:list>
      <text:list xml:id="list1733762712" text:style-name="L10">
        <text:list-item>
          <text:p text:style-name="P60">Seleccionar el elemento <text:span text:style-name="T18">p</text:span> de la entidad <text:span text:style-name="T18">Productos</text:span> según <text:span text:style-name="T33">Pertenece</text:span> <text:span text:style-name="T18">saliente</text:span>.</text:p>
        </text:list-item>
        <text:list-item>
          <text:p text:style-name="P71"><text:span text:style-name="T33">Pertenece</text:span> tiene <text:span text:style-name="T33">un</text:span> atributo (<text:span text:style-name="T33">CantidadPedido</text:span>) y se lo agrega a la nupla</text:p>
        </text:list-item>
        <text:list-item>
          <text:p text:style-name="P60">Grabar la nupla generada (<text:span text:style-name="T31">p</text:span>, <text:span text:style-name="T33">pe</text:span>) en <text:span text:style-name="T33">Pertenece</text:span>.</text:p>
        </text:list-item>
      </text:list>
      <text:p text:style-name="P22"><text:soft-page-break/>Fin-ts</text:p>
      <text:p text:style-name="P4"/>
      <text:p text:style-name="P22">Seleccionar el elemento p de la entidad Productos según <text:span text:style-name="T33">Pertenece</text:span> saliente</text:p>
      <text:p text:style-name="P22">Inicio-ts</text:p>
      <text:list xml:id="list951481178" text:style-name="L11">
        <text:list-item>
          <text:p text:style-name="P61">Buscar <text:span text:style-name="T18">p</text:span> en P<text:span text:style-name="T18">roductos</text:span></text:p>
        </text:list-item>
        <text:list-item>
          <text:p text:style-name="P61">Si p no existe Alta en la entidad P<text:span text:style-name="T18">roductos</text:span></text:p>
        </text:list-item>
        <text:list-item>
          <text:p text:style-name="P61">sino /*p existe*/</text:p>
          <text:list>
            <text:list-item>
              <text:p text:style-name="P61">(<text:span text:style-name="T19">n</text:span>:<text:span text:style-name="T19">m</text:span>) <text:span text:style-name="T19">p puede estar vinculado con varios Pedidos. Por lo tanto no se necesita verificar</text:span></text:p>
            </text:list-item>
          </text:list>
        </text:list-item>
        <text:list-item>
          <text:p text:style-name="P61">Retornar <text:span text:style-name="T19">p</text:span></text:p>
        </text:list-item>
      </text:list>
      <text:p text:style-name="P22">fin-ts</text:p>
      <text:p text:style-name="P4"/>
      <text:p text:style-name="P25"><text:span text:style-name="T21">Generar la nupla correspondiente en </text:span><text:span text:style-name="T23">Recibe</text:span></text:p>
      <text:p text:style-name="P14">Inicio- ts</text:p>
      <text:list xml:id="list94355121097488" text:continue-list="list60799445" text:style-name="L9">
        <text:list-item>
          <text:p text:style-name="P85"><text:span text:style-name="T9">Recibe</text:span><text:span text:style-name="T5"> es </text:span><text:span text:style-name="T8">entrante</text:span><text:span text:style-name="T5"> entonces </text:span><text:span text:style-name="T9">pe</text:span><text:span text:style-name="T5"> es </text:span><text:span text:style-name="T8">la segunda</text:span><text:span text:style-name="T5"> componente de la nupla</text:span></text:p>
        </text:list-item>
      </text:list>
      <text:list xml:id="list3842898537" text:style-name="L12">
        <text:list-item>
          <text:p text:style-name="P63">Seleccionar el elemento <text:span text:style-name="T33">pr</text:span> de la entidad <text:span text:style-name="T33">Proveedores</text:span> según <text:span text:style-name="T33">Recibe</text:span> <text:span text:style-name="T18">saliente</text:span></text:p>
        </text:list-item>
        <text:list-item>
          <text:p text:style-name="P63">Grabar la nupla generada (<text:span text:style-name="T31">pr</text:span>, <text:span text:style-name="T33">pe</text:span>) en <text:span text:style-name="T33">Recibe</text:span></text:p>
        </text:list-item>
      </text:list>
      <text:p text:style-name="P22">Fin-ts</text:p>
      <text:p text:style-name="P4"/>
      <text:p text:style-name="P22">Seleccionar el elemento p<text:span text:style-name="T33">r</text:span> de la entidad <text:span text:style-name="T33">Proveedores</text:span> según <text:span text:style-name="T33">Recibe</text:span> saliente</text:p>
      <text:p text:style-name="P22">Inicio-ts</text:p>
      <text:list xml:id="list1709972822" text:style-name="L13">
        <text:list-item>
          <text:p text:style-name="P64">Buscar <text:span text:style-name="T18">pr</text:span> en <text:span text:style-name="T34">Proveedores</text:span></text:p>
        </text:list-item>
        <text:list-item>
          <text:p text:style-name="P87"><text:span text:style-name="T5">Si p</text:span><text:span text:style-name="T10">r</text:span><text:span text:style-name="T5"> no existe </text:span><text:span text:style-name="T17">falla</text:span></text:p>
        </text:list-item>
        <text:list-item>
          <text:p text:style-name="P64">sino /*p<text:span text:style-name="T34">r</text:span> existe*/</text:p>
          <text:list>
            <text:list-item>
              <text:p text:style-name="P64">(<text:span text:style-name="T19">n</text:span>:<text:span text:style-name="T19">m</text:span>) <text:span text:style-name="T19">pr puede estar vinculado con varios Pedidos. Por lo tanto no se necesita verificar</text:span></text:p>
            </text:list-item>
          </text:list>
        </text:list-item>
        <text:list-item>
          <text:p text:style-name="P64">Retornar <text:span text:style-name="T19">pr</text:span></text:p>
        </text:list-item>
      </text:list>
      <text:p text:style-name="P26">fin-ts</text:p>
      <text:p text:style-name="P6"/>
      <text:p text:style-name="P15">Transacción Alta en la entidad <text:span text:style-name="T34">Proveedores</text:span></text:p>
      <text:p text:style-name="P15">Inicio-ts</text:p>
      <text:list xml:id="list94354179886642" text:continue-list="list94354828669317" text:style-name="L5">
        <text:list-item>
          <text:p text:style-name="P56">Ingresar los valores para los atributos de <text:span text:style-name="T34">Proveedores</text:span>.</text:p>
        </text:list-item>
        <text:list-item>
          <text:p text:style-name="P56">Grabar nupla en <text:span text:style-name="T34">Proveedores</text:span></text:p>
        </text:list-item>
      </text:list>
      <text:p text:style-name="P27">fin-ts</text:p>
      <text:p text:style-name="P7"/>
      <text:p text:style-name="P16">Transacción Alta en la entidad <text:span text:style-name="T35">Remitos</text:span></text:p>
      <text:p text:style-name="P16">Inicio-ts</text:p>
      <text:list xml:id="list94354884599608" text:continue-numbering="true" text:style-name="L5">
        <text:list-item>
          <text:p text:style-name="P57">Ingresar los valores para los atributos de <text:span text:style-name="T35">Remitos</text:span>.</text:p>
        </text:list-item>
        <text:list-item>
          <text:p text:style-name="P57">Grabar nupla en <text:span text:style-name="T35">Remitos</text:span></text:p>
        </text:list-item>
        <text:list-item>
          <text:p text:style-name="P75">Por cada relacion R<text:span text:style-name="T20">i</text:span><text:span text:style-name="T21"> entrante /</text:span><text:span text:style-name="T22">*Suryectivas*/</text:span></text:p>
          <text:list>
            <text:list-item>
              <text:p text:style-name="P75"><text:span text:style-name="T23">Generar la nupla correspondiente en </text:span><text:span text:style-name="T24">Esta_en</text:span></text:p>
            </text:list-item>
            <text:list-item>
              <text:p text:style-name="P75"><text:soft-page-break/><text:span text:style-name="T23">Generar la nupla correspondiente en </text:span><text:span text:style-name="T24">Realiza</text:span></text:p>
            </text:list-item>
          </text:list>
        </text:list-item>
      </text:list>
      <text:p text:style-name="P28">fin-ts</text:p>
      <text:p text:style-name="P8"/>
      <text:p text:style-name="P31"><text:span text:style-name="T23">Generar la nupla correspondiente en </text:span><text:span text:style-name="T24">Esta_en</text:span></text:p>
      <text:p text:style-name="P16">Inicio- ts</text:p>
      <text:list xml:id="list94355697538827" text:continue-list="list94355121097488" text:style-name="L9">
        <text:list-item>
          <text:p text:style-name="P86"><text:span text:style-name="T12">Esta_en</text:span><text:span text:style-name="T5"> es </text:span><text:span text:style-name="T8">entrante</text:span><text:span text:style-name="T5"> entonces </text:span><text:span text:style-name="T11">re</text:span><text:span text:style-name="T5"> es </text:span><text:span text:style-name="T8">la segunda</text:span><text:span text:style-name="T5"> componente de la nupla</text:span></text:p>
        </text:list-item>
      </text:list>
      <text:list xml:id="list4091663273" text:style-name="L14">
        <text:list-item>
          <text:p text:style-name="P66">Seleccionar el elemento <text:span text:style-name="T18">p</text:span> de la entidad <text:span text:style-name="T18">Productos</text:span> según <text:span text:style-name="T25">Esta_en</text:span> <text:span text:style-name="T36">entrante</text:span>.</text:p>
        </text:list-item>
        <text:list-item>
          <text:p text:style-name="P72"><text:span text:style-name="T25">Esta_en</text:span> tiene <text:span text:style-name="T36">dos</text:span> atributo<text:span text:style-name="T36">s</text:span> (<text:span text:style-name="T33">CantidadEntrega y PrecioCompra</text:span>) y se lo<text:span text:style-name="T36">s</text:span> agrega a la nupla</text:p>
        </text:list-item>
        <text:list-item>
          <text:p text:style-name="P66">Grabar la nupla generada (<text:span text:style-name="T31">p</text:span>, <text:span text:style-name="T36">re</text:span>) en <text:span text:style-name="T25">Esta_en</text:span>.</text:p>
        </text:list-item>
      </text:list>
      <text:p text:style-name="P38">Fin-ts</text:p>
      <text:p text:style-name="P33"/>
      <text:p text:style-name="P29"><text:span text:style-name="T24">Seleccionar el elemento </text:span><text:span text:style-name="T21">p</text:span><text:span text:style-name="T24"> de la entidad </text:span><text:span text:style-name="T21">Productos</text:span><text:span text:style-name="T24"> según Esta_en </text:span><text:span text:style-name="T27">entrante</text:span></text:p>
      <text:p text:style-name="P23">Inicio-ts</text:p>
      <text:list xml:id="list94355107835107" text:continue-list="list951481178" text:style-name="L11">
        <text:list-item>
          <text:p text:style-name="P62">Buscar <text:span text:style-name="T18">p</text:span> en P<text:span text:style-name="T18">roductos</text:span></text:p>
        </text:list-item>
        <text:list-item>
          <text:p text:style-name="P62">Si p no existe Alta en la entidad P<text:span text:style-name="T18">roductos</text:span></text:p>
        </text:list-item>
        <text:list-item>
          <text:p text:style-name="P62">sino /*p existe*/</text:p>
          <text:list>
            <text:list-item>
              <text:p text:style-name="P62">(<text:span text:style-name="T19">n</text:span>:<text:span text:style-name="T19">m</text:span>) <text:span text:style-name="T19">p puede estar vinculado con varios Remitos. Por lo tanto no se necesita verificar</text:span></text:p>
            </text:list-item>
          </text:list>
        </text:list-item>
        <text:list-item>
          <text:p text:style-name="P62">Retornar <text:span text:style-name="T19">p</text:span></text:p>
        </text:list-item>
      </text:list>
      <text:p text:style-name="P40">fin-ts</text:p>
      <text:p text:style-name="P35"/>
      <text:p text:style-name="P32"><text:span text:style-name="T23">Generar la nupla correspondiente en </text:span><text:span text:style-name="T27">Realiza</text:span></text:p>
      <text:p text:style-name="P17">Inicio- ts</text:p>
      <text:list xml:id="list94355589237206" text:continue-list="list94355697538827" text:style-name="L9">
        <text:list-item>
          <text:p text:style-name="P86"><text:span text:style-name="T13">Realiza</text:span><text:span text:style-name="T5"> es </text:span><text:span text:style-name="T8">entrante</text:span><text:span text:style-name="T5"> entonces </text:span><text:span text:style-name="T11">re</text:span><text:span text:style-name="T5"> es </text:span><text:span text:style-name="T8">la segunda</text:span><text:span text:style-name="T5"> componente de la nupla</text:span></text:p>
        </text:list-item>
      </text:list>
      <text:list xml:id="list469485021" text:style-name="L15">
        <text:list-item>
          <text:p text:style-name="P67">Seleccionar el elemento <text:span text:style-name="T18">pr</text:span> de la entidad <text:span text:style-name="T36">Proveedores</text:span> según <text:span text:style-name="T26">Realiza</text:span> <text:span text:style-name="T36">entrante</text:span>.</text:p>
        </text:list-item>
        <text:list-item>
          <text:p text:style-name="P68">Grabar la nupla generada (<text:span text:style-name="T31">pr</text:span>, <text:span text:style-name="T36">re</text:span>) en <text:span text:style-name="T26">Realiza</text:span>.</text:p>
        </text:list-item>
      </text:list>
      <text:p text:style-name="P39">Fin-ts</text:p>
      <text:p text:style-name="P34"/>
      <text:p text:style-name="P30"><text:span text:style-name="T24">Seleccionar el elemento </text:span><text:span text:style-name="T21">pr</text:span><text:span text:style-name="T24"> de la entidad </text:span><text:span text:style-name="T27">Proveedores</text:span><text:span text:style-name="T24"> según </text:span><text:span text:style-name="T27">Realiza</text:span><text:span text:style-name="T24"> </text:span><text:span text:style-name="T27">entrante</text:span></text:p>
      <text:p text:style-name="P24">Inicio-ts</text:p>
      <text:list xml:id="list94354904991993" text:continue-list="list1709972822" text:style-name="L13">
        <text:list-item>
          <text:p text:style-name="P65">Buscar <text:span text:style-name="T18">pr</text:span> en <text:span text:style-name="T34">Proveedores</text:span></text:p>
        </text:list-item>
        <text:list-item>
          <text:p text:style-name="P65">Si p<text:span text:style-name="T34">r</text:span> no existe <text:span text:style-name="T47">falla</text:span></text:p>
        </text:list-item>
        <text:list-item>
          <text:p text:style-name="P65">sino /*p<text:span text:style-name="T34">r</text:span> existe*/</text:p>
          <text:list>
            <text:list-item>
              <text:p text:style-name="P65">(<text:span text:style-name="T37">1</text:span>:<text:span text:style-name="T37">n</text:span>) <text:span text:style-name="T19">pr puede estar vinculado con varios Remitos. Por lo tanto no se necesita verificar</text:span></text:p>
            </text:list-item>
          </text:list>
        </text:list-item>
        <text:list-item>
          <text:p text:style-name="P65">Retornar <text:span text:style-name="T19">pr</text:span></text:p>
        </text:list-item>
      </text:list>
      <text:p text:style-name="P41">fin-ts</text:p>
      <text:p text:style-name="P36"/>
      <text:p text:style-name="P41"><text:span text:style-name="T35">*Observaciones:</text:span><text:span text:style-name="T39"> </text:span><text:span text:style-name="T40">En el caso de la relación Asociado entre Remitos y Pedidos no hay totalidad por ende no se esta obligado a generar la nupla de dicha relación, pero hay que tener en cuenta que </text:span><text:soft-page-break/><text:span text:style-name="T40">en nuestro sistema sera posible indicar desde un remito a que pedido se lo asocia si dicho pedido hubiese sido previamente carg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05:28.784000000</meta:creation-date>
    <dc:date>2018-10-09T09:43:52.981000000</dc:date>
    <meta:editing-duration>PT1H2M35S</meta:editing-duration>
    <meta:editing-cycles>8</meta:editing-cycles>
    <meta:generator>LibreOffice/6.0.4.2$Windows_X86_64 LibreOffice_project/9b0d9b32d5dcda91d2f1a96dc04c645c450872bf</meta:generator>
    <meta:document-statistic meta:table-count="0" meta:image-count="0" meta:object-count="0" meta:page-count="6" meta:paragraph-count="172" meta:word-count="1130" meta:character-count="6485" meta:non-whitespace-character-count="5623"/>
  </office:meta>
</office:document-meta>
</file>